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1])" office:value-type="float" office:value="79.25" calcext:value-type="float">
            <text:p>79,3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1])" office:value-type="float" office:value="218.75" calcext:value-type="float">
            <text:p>218,8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1])" office:value-type="float" office:value="3.58606557377049" calcext:value-type="float">
            <text:p>3,6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1];&quot;Análisis/diseño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1];&quot;Desarrollo&quot;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1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3:.C$174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78:.C$179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1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3:.C$18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6:.C$18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9:.C$192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4:.C$195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9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1:.C$202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4:.C$20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7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20:58:25.934000000</dc:date>
    <meta:editing-duration>PT12H41M4S</meta:editing-duration>
    <meta:editing-cycles>124</meta:editing-cycles>
    <meta:generator>LibreOffice/7.4.3.2$Windows_X86_64 LibreOffice_project/1048a8393ae2eeec98dff31b5c133c5f1d08b890</meta:generator>
    <meta:document-statistic meta:table-count="1" meta:cell-count="584" meta:object-count="0"/>
  </office:meta>
</office:document-meta>
</file>